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78c" officeooo:paragraph-rsid="000bc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enheiro de dados </text:p>
      <text:p text:style-name="P1"/>
      <text:p text:style-name="P1">Desempenha um papel fundamental na construção e gerenciamento de pipelines de dados e na promoção de casos de uso de dados e análises para produção (em linha com os procressos de negócio)</text:p>
      <text:p text:style-name="P1"/>
      <text:p text:style-name="P1">Arquiteto de dados</text:p>
      <text:p text:style-name="P1"/>
      <text:p text:style-name="P1">Planejamento do design da arquitetura de dados e construção do roadmap tecnológico alinhado aos objetivos de negócio</text:p>
      <text:p text:style-name="P1"/>
      <text:p text:style-name="P1">Analista de dados</text:p>
      <text:p text:style-name="P1"/>
      <text:p text:style-name="P1">Responsável pela parte inicial do processo em ciencia de dados, como coleta de dados, limpeza, organização, transformação de pré-processamento de dados</text:p>
      <text:p text:style-name="P1"/>
      <text:p text:style-name="P1">Cientista de dados</text:p>
      <text:p text:style-name="P1"/>
      <text:p text:style-name="P1">Esse é um perfil de análise. Não de programador. O cientista de dados analisa problemas e encontra soluções Para isso emprega conhecimento em estatística, matemática, machine learning, analise de dados e conhecimentos da área de negóc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28:21.991449403</meta:creation-date>
    <dc:date>2021-07-13T16:30:44.829599946</dc:date>
    <meta:editing-duration>PT2M45S</meta:editing-duration>
    <meta:editing-cycles>1</meta:editing-cycles>
    <meta:generator>LibreOffice/6.1.5.2$Linux_ARM_EABI LibreOffice_project/10$Build-2</meta:generator>
    <meta:document-statistic meta:table-count="0" meta:image-count="0" meta:object-count="0" meta:page-count="1" meta:paragraph-count="8" meta:word-count="118" meta:character-count="765" meta:non-whitespace-character-count="654"/>
  </office:meta>
</office:document-meta>
</file>